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20540e" style:font-size-asian="9pt" style:font-size-complex="9pt"/>
    </style:style>
    <style:style style:name="P2" style:family="paragraph" style:parent-style-name="Standard">
      <style:text-properties style:font-name="Times New Roman" fo:font-size="10pt" fo:font-style="italic" officeooo:paragraph-rsid="00230820" style:font-size-asian="10pt" style:font-style-asian="italic" style:font-size-complex="10pt" style:font-style-complex="italic"/>
    </style:style>
    <style:style style:name="P3" style:family="paragraph" style:parent-style-name="Standard">
      <style:text-properties style:font-name="Ubuntu Mono" fo:font-size="8pt" fo:language="ru" fo:country="RU" style:text-underline-style="none" officeooo:rsid="003b8dec" officeooo:paragraph-rsid="0031b2f4" style:font-size-asian="8pt" style:language-asian="ru" style:country-asian="RU" style:font-name-complex="Times New Roman1" style:font-size-complex="8pt" style:language-complex="ar" style:country-complex="SA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officeooo:rsid="00419f6d" officeooo:paragraph-rsid="00419f6d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style:font-size-asian="9pt" style:font-size-complex="9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21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22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23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24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25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28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31" style:family="paragraph" style:parent-style-name="Standard" style:list-style-name="WWNum1"/>
    <style:style style:name="P32" style:family="paragraph" style:parent-style-name="Standard" style:list-style-name="WWNum1">
      <style:text-properties fo:color="#bbb529"/>
    </style:style>
    <style:style style:name="P33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4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b17be"/>
    </style:style>
    <style:style style:name="P35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36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3dad72"/>
    </style:style>
    <style:style style:name="P37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8" style:family="paragraph">
      <loext:graphic-properties draw:fill-color="#ffffff"/>
    </style:style>
    <style:style style:name="P39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55b77"/>
    </style:style>
    <style:style style:name="T5" style:family="text">
      <style:text-properties style:font-name="Times New Roman" style:text-underline-style="solid" style:text-underline-width="auto" style:text-underline-color="font-color" officeooo:rsid="00419f6d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230820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39eb45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3dad72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400054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419f6d" style:font-size-asian="10pt" style:font-size-complex="10pt"/>
    </style:style>
    <style:style style:name="T16" style:family="text">
      <style:text-properties style:font-name="Times New Roman" fo:font-size="10pt" fo:language="en" fo:country="US" style:font-size-asian="10pt" style:font-size-complex="10pt"/>
    </style:style>
    <style:style style:name="T17" style:family="text">
      <style:text-properties style:font-name="Times New Roman" fo:font-size="10pt" fo:language="en" fo:country="US" officeooo:rsid="000fe570" style:font-size-asian="10pt" style:font-size-complex="10pt"/>
    </style:style>
    <style:style style:name="T18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9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20" style:family="text">
      <style:text-properties style:font-name="Times New Roman" fo:font-size="10pt" fo:language="en" fo:country="US" style:text-underline-style="solid" style:text-underline-width="auto" style:text-underline-color="font-color" officeooo:rsid="00419f6d" style:font-size-asian="10pt" style:font-size-complex="10pt"/>
    </style:style>
    <style:style style:name="T2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style:font-name="DejaVu Sans Mono"/>
    </style:style>
    <style:style style:name="T25" style:family="text">
      <style:text-properties fo:color="#000000" style:font-name="Times New Roman" fo:font-size="10pt" style:text-underline-style="solid" style:text-underline-width="auto" style:text-underline-color="font-color" officeooo:rsid="00419f6d" style:font-size-asian="10pt" style:font-size-complex="10pt"/>
    </style:style>
    <style:style style:name="T26" style:family="text">
      <style:text-properties fo:color="#bbb529"/>
    </style:style>
    <style:style style:name="T27" style:family="text">
      <style:text-properties fo:color="#6a8759"/>
    </style:style>
    <style:style style:name="T28" style:family="text">
      <style:text-properties fo:color="#6a8759" style:font-name="DejaVu Sans Mono"/>
    </style:style>
    <style:style style:name="T29" style:family="text">
      <style:text-properties fo:color="#cc7832"/>
    </style:style>
    <style:style style:name="T30" style:family="text">
      <style:text-properties fo:color="#cc7832" fo:font-weight="bold"/>
    </style:style>
    <style:style style:name="T31" style:family="text">
      <style:text-properties fo:color="#cc7832" style:font-name="DejaVu Sans Mono"/>
    </style:style>
    <style:style style:name="T32" style:family="text">
      <style:text-properties fo:color="#cc7832" style:font-name="DejaVu Sans Mono" fo:font-weight="bold"/>
    </style:style>
    <style:style style:name="T33" style:family="text">
      <style:text-properties fo:color="#ffc66d"/>
    </style:style>
    <style:style style:name="T34" style:family="text">
      <style:text-properties fo:color="#6897bb"/>
    </style:style>
    <style:style style:name="T35" style:family="text">
      <style:text-properties fo:color="#6897bb" style:font-name="DejaVu Sans Mono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39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field:fieldmark-start text:name="__Fieldmark__3502_2031879960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38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6"><text:span text:style-name="T2">Отчёт по лабораторной работе</text:span><text:span text:style-name="T1"> №</text:span><text:span text:style-name="T3"><text:tab/></text:span><text:span text:style-name="T4">1</text:span><text:span text:style-name="T5">5</text:span><text:span text:style-name="T3"><text:tab/></text:span><text:span text:style-name="T1"> по курсу </text:span><text:span text:style-name="T3"><text:tab/>1<text:tab/></text:span></text:p>
            <text:p text:style-name="P7"><text:span text:style-name="T6">студента группы </text:span><text:span text:style-name="T8">102</text:span><text:span text:style-name="T6"> <text:s text:c="2"/></text:span><text:span text:style-name="T7"><text:tab/></text:span><text:span text:style-name="T8">Баталова М.А.</text:span><text:span text:style-name="T7"><text:tab/><text:tab/><text:tab/></text:span><text:span text:style-name="T6">, № по списку <text:s/></text:span><text:span text:style-name="T7"><text:tab/></text:span><text:span text:style-name="T8">3</text:span><text:span text:style-name="T7"><text:tab/></text:span></text:p>
            <text:p text:style-name="P7"><text:span text:style-name="T6">Адреса </text:span><text:span text:style-name="T16">www</text:span><text:span text:style-name="T6">, </text:span><text:span text:style-name="T16">e</text:span><text:span text:style-name="T6">-</text:span><text:span text:style-name="T16">mail</text:span><text:span text:style-name="T6">, </text:span><text:span text:style-name="T16">jabber</text:span><text:span text:style-name="T6">, </text:span><text:span text:style-name="T16">skype</text:span><text:span text:style-name="T6"> </text:span><text:span text:style-name="T7"><text:tab/></text:span><text:span text:style-name="T19">etrymax@gmail.com</text:span><text:span text:style-name="T7"><text:tab/><text:tab/><text:tab/><text:tab/></text:span></text:p>
            <text:p text:style-name="P7"><text:span text:style-name="T6">Работа выполнена: “</text:span><text:span text:style-name="T7"> </text:span><text:span text:style-name="T15">5</text:span><text:span text:style-name="T7"> </text:span><text:span text:style-name="T6">“ </text:span><text:span text:style-name="T7"><text:tab/></text:span><text:span text:style-name="T13">декабря</text:span><text:span text:style-name="T7"><text:tab/><text:tab/></text:span><text:span text:style-name="T6"> 2018</text:span><text:span text:style-name="T7"><text:tab/></text:span><text:span text:style-name="T6">г.<text:tab/><text:tab/></text:span></text:p>
            <text:p text:style-name="P7"><text:span text:style-name="T6">Преподаватель:</text:span><text:span text:style-name="T7"><text:tab/><text:tab/></text:span><text:span text:style-name="T6"> каф.806 </text:span><text:span text:style-name="T7"><text:tab/>Ефименко Н.А.<text:tab/><text:tab/><text:tab/><text:tab/></text:span></text:p>
            <text:p text:style-name="P7"><text:span text:style-name="T6">Входной контроль знаний с оценкой </text:span><text:span text:style-name="T7"><text:tab/><text:tab/><text:tab/><text:tab/><text:tab/></text:span></text:p>
            <text:p text:style-name="P7"><text:span text:style-name="T6">Отчёт сдан “</text:span><text:span text:style-name="T7"> <text:s text:c="2"/></text:span><text:span text:style-name="T6">“ </text:span><text:span text:style-name="T7"><text:tab/></text:span><text:span text:style-name="T14">декабря</text:span><text:span text:style-name="T7"><text:tab/></text:span><text:span text:style-name="T6"> 2018</text:span><text:span text:style-name="T7"><text:tab/></text:span><text:span text:style-name="T6">г., итоговая оценка </text:span><text:span text:style-name="T7"><text:tab/><text:tab/></text:span></text:p>
            <text:p text:style-name="P7"><text:span text:style-name="T6">Подпись преподавателя </text:span><text:span text:style-name="T7"><text:tab/><text:tab/><text:tab/><text:tab/></text:span></text:p>
          </table:table-cell>
        </table:table-row>
      </table:table>
      <text:p text:style-name="P8"/>
      <text:list xml:id="list1581633930959376029" text:style-name="WWNum1">
        <text:list-item>
          <text:p text:style-name="P34"><text:span text:style-name="T21">Тема</text:span><text:span text:style-name="T6">: <text:s/></text:span><text:span text:style-name="T20">Обработка матриц</text:span></text:p>
        </text:list-item>
      </text:list>
      <text:p text:style-name="P9"/>
      <text:list xml:id="list104123194948631" text:continue-numbering="true" text:style-name="WWNum1">
        <text:list-item>
          <text:p text:style-name="P35"><text:span text:style-name="T21">Цель работы</text:span><text:span text:style-name="T6">: <text:s/></text:span><text:span text:style-name="T11">Научится </text:span><text:span text:style-name="T15">обрабатывать матрицы</text:span></text:p>
        </text:list-item>
      </text:list>
      <text:p text:style-name="P9"/>
      <text:list xml:id="list104122391551485" text:continue-numbering="true" text:style-name="WWNum1">
        <text:list-item>
          <text:p text:style-name="P33"><text:span text:style-name="T21">Задание</text:span><text:span text:style-name="T6"> (</text:span><text:span text:style-name="T22">вариант №</text:span><text:span text:style-name="T6">): <text:s/></text:span><text:span text:style-name="T12">3.</text:span><text:span text:style-name="T25">Перестановка столбцов с максимальной и минимальной суммой элементов</text:span></text:p>
        </text:list-item>
      </text:list>
      <text:p text:style-name="P9"/>
      <text:list xml:id="list104122873389988" text:continue-numbering="true" text:style-name="WWNum1">
        <text:list-item>
          <text:p text:style-name="P33"><text:span text:style-name="T21">Оборудование</text:span><text:span text:style-name="T6"> (</text:span><text:span text:style-name="T22">лабораторное</text:span><text:span text:style-name="T6">):</text:span></text:p>
        </text:list-item>
      </text:list>
      <text:p text:style-name="P22"><text:span text:style-name="T6">ЭВМ </text:span><text:span text:style-name="T7"><text:tab/><text:tab/></text:span><text:span text:style-name="T6">, процессор </text:span><text:span text:style-name="T7"><text:tab/><text:tab/></text:span><text:span text:style-name="T6">, имя узла сети </text:span><text:span text:style-name="T7"><text:tab/><text:tab/><text:tab/></text:span><text:span text:style-name="T6"> с ОП </text:span><text:span text:style-name="T7"><text:tab/><text:tab/> <text:s text:c="8"/></text:span><text:span text:style-name="T6"><text:s/>МБ</text:span></text:p>
      <text:p text:style-name="P24"><text:span text:style-name="T6">НМД </text:span><text:span text:style-name="T7"><text:tab/><text:tab/></text:span><text:span text:style-name="T6"> ГБ. <text:s/>Терминал </text:span><text:span text:style-name="T7"><text:tab/><text:tab/></text:span><text:span text:style-name="T6"> адрес </text:span><text:span text:style-name="T7"><text:tab/><text:tab/><text:tab/></text:span><text:span text:style-name="T6">. Принтер </text:span><text:span text:style-name="T7"><text:tab/><text:tab/><text:tab/></text:span></text:p>
      <text:p text:style-name="P24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8">Оборудование ПЭВМ студента, если использовалось:</text:p>
      <text:p text:style-name="P24"><text:span text:style-name="T6">Процессор</text:span><text:span text:style-name="T16"> </text:span><text:span text:style-name="T18"><text:tab/>Intel </text:span><text:span text:style-name="T19">pentium n4200</text:span><text:span text:style-name="T16">, </text:span><text:span text:style-name="T6">ОП</text:span><text:span text:style-name="T16"> </text:span><text:span text:style-name="T19">5900</text:span><text:span text:style-name="T16"> </text:span><text:span text:style-name="T6">МБ</text:span><text:span text:style-name="T16">, </text:span><text:span text:style-name="T6">НМД</text:span><text:span text:style-name="T16"> </text:span><text:span text:style-name="T19">5.7</text:span><text:span text:style-name="T18"><text:tab/></text:span><text:span text:style-name="T16"> </text:span><text:span text:style-name="T17">ГБ</text:span><text:span text:style-name="T16">. </text:span><text:span text:style-name="T6">Монитор </text:span><text:span text:style-name="T7"><text:tab/></text:span><text:span text:style-name="T18">TFT</text:span><text:span text:style-name="T7">, встроенный<text:tab/></text:span></text:p>
      <text:p text:style-name="P24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104121535571227" text:continue-numbering="true" text:style-name="WWNum1">
        <text:list-item>
          <text:p text:style-name="P33"><text:span text:style-name="T21">Программное обеспечение</text:span><text:span text:style-name="T6"> (</text:span><text:span text:style-name="T22">лабораторное</text:span><text:span text:style-name="T6">):</text:span></text:p>
        </text:list-item>
      </text:list>
      <text:p text:style-name="P22"><text:span text:style-name="T6">Операционная система семейства </text:span><text:span text:style-name="T7"><text:tab/><text:tab/></text:span><text:span text:style-name="T6">, наименование </text:span><text:span text:style-name="T7"><text:tab/><text:tab/><text:tab/><text:tab/></text:span><text:span text:style-name="T6"> версия </text:span><text:span text:style-name="T7"><text:tab/><text:tab/></text:span></text:p>
      <text:p text:style-name="P22"><text:span text:style-name="T6">Интерпретатор команд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22"><text:span text:style-name="T6">Система программирования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22"><text:span text:style-name="T6">Редактор текстов </text:span><text:span text:style-name="T7"><text:tab/><text:tab/><text:tab/><text:tab/><text:tab/><text:tab/><text:tab/><text:tab/></text:span><text:span text:style-name="T6"> версия </text:span><text:span text:style-name="T7"><text:tab/><text:tab/><text:tab/></text:span></text:p>
      <text:p text:style-name="P22"><text:span text:style-name="T6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2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22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29">Программное обеспечение ЭВМ студента, если использовалось:</text:p>
      <text:p text:style-name="P22"><text:span text:style-name="T6">Операционная система семейства </text:span><text:span text:style-name="T7"><text:tab/></text:span><text:span text:style-name="T18">UNIX</text:span><text:span text:style-name="T7"><text:tab/></text:span><text:span text:style-name="T6">, наименование </text:span><text:span text:style-name="T7"><text:tab/></text:span><text:span text:style-name="T19">Debian</text:span><text:span text:style-name="T7"><text:tab/></text:span><text:span text:style-name="T6"> версия </text:span><text:span text:style-name="T7"><text:tab/></text:span><text:span text:style-name="T8">9.5</text:span><text:span text:style-name="T7"><text:tab/></text:span></text:p>
      <text:p text:style-name="P22"><text:span text:style-name="T6">Интерпретатор команд </text:span><text:span text:style-name="T7"><text:tab/></text:span><text:span text:style-name="T8">bash</text:span><text:span text:style-name="T7"><text:tab/><text:tab/><text:tab/><text:tab/><text:tab/><text:tab/></text:span><text:span text:style-name="T6"> версия </text:span><text:span text:style-name="T7"><text:tab/></text:span><text:span text:style-name="T8">4.4.12</text:span><text:span text:style-name="T7"><text:tab/><text:tab/></text:span></text:p>
      <text:p text:style-name="P22"><text:span text:style-name="T6">Система программирования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22"><text:span text:style-name="T6">Редактор текстов </text:span><text:span text:style-name="T7"><text:tab/><text:tab/></text:span><text:span text:style-name="T19">nano</text:span><text:span text:style-name="T7"><text:tab/><text:tab/><text:tab/><text:tab/><text:tab/><text:tab/></text:span><text:span text:style-name="T6"> версия </text:span><text:span text:style-name="T7"><text:tab/></text:span><text:span text:style-name="T18"> <text:s text:c="2"/></text:span><text:span text:style-name="T7"><text:tab/></text:span></text:p>
      <text:p text:style-name="P22"><text:span text:style-name="T6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2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22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7"/>
      <text:p text:style-name="P27"/>
      <text:p text:style-name="P27"/>
      <text:p text:style-name="P27"/>
      <text:p text:style-name="P27"/>
      <text:p text:style-name="P27"/>
      <text:list xml:id="list104122151752951" text:continue-numbering="true" text:style-name="WWNum1">
        <text:list-item>
          <text:p text:style-name="P36"><text:span text:style-name="T21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  <text:list>
            <text:list-item>
              <text:list>
                <text:list-item>
                  <text:list>
                    <text:list-header>
                      <text:p text:style-name="P32"/>
                      <text:p text:style-name="P31"><text:soft-page-break/><text:span text:style-name="T26">#include </text:span><text:span text:style-name="T27">&lt;stdio.h&gt;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<text:span text:style-name="T30">const int </text:span>n = <text:span text:style-name="T34">1000</text:span><text:span text:style-name="T29">;</text:span></text:p>
      <text:p text:style-name="Standard"><text:span text:style-name="T30">int </text:span><text:span text:style-name="T33">main</text:span>() {</text:p>
      <text:p text:style-name="Standard"><text:s text:c="4"/><text:span text:style-name="T32">int </text:span><text:span text:style-name="T24">arr[n*n]</text:span><text:span text:style-name="T31">;</text:span></text:p>
      <text:p text:style-name="Standard"><text:span text:style-name="T29"><text:s text:c="4"/></text:span><text:span text:style-name="T32">int </text:span><text:span text:style-name="T24">min</text:span><text:span text:style-name="T31">;</text:span></text:p>
      <text:p text:style-name="Standard"><text:span text:style-name="T29"><text:s text:c="4"/></text:span><text:span text:style-name="T32">int </text:span><text:span text:style-name="T24">max</text:span><text:span text:style-name="T31">;</text:span></text:p>
      <text:p text:style-name="Standard"><text:span text:style-name="T29"><text:s text:c="4"/></text:span><text:span text:style-name="T32">int </text:span><text:span text:style-name="T24">maxi = </text:span><text:span text:style-name="T35">0</text:span><text:span text:style-name="T31">;</text:span></text:p>
      <text:p text:style-name="Standard"><text:span text:style-name="T29"><text:s text:c="4"/></text:span><text:span text:style-name="T32">int </text:span><text:span text:style-name="T24">mini = </text:span><text:span text:style-name="T35">0</text:span><text:span text:style-name="T31">;</text:span></text:p>
      <text:p text:style-name="Standard"><text:span text:style-name="T29"><text:s text:c="4"/></text:span><text:span text:style-name="T32">int </text:span><text:span text:style-name="T24">sum = </text:span><text:span text:style-name="T35">0</text:span><text:span text:style-name="T31">;</text:span></text:p>
      <text:p text:style-name="Standard"><text:span text:style-name="T29"><text:s text:c="4"/></text:span><text:span text:style-name="T32">int </text:span><text:span text:style-name="T24">num = </text:span><text:span text:style-name="T35">0</text:span><text:span text:style-name="T31">;</text:span></text:p>
      <text:p text:style-name="Standard"><text:span text:style-name="T29"><text:s text:c="4"/></text:span><text:span text:style-name="T32">while</text:span><text:span text:style-name="T24">(</text:span><text:span text:style-name="T35">1</text:span><text:span text:style-name="T24">) {</text:span></text:p>
      <text:p text:style-name="Standard"><text:s text:c="8"/><text:span text:style-name="T24">scanf(</text:span><text:span text:style-name="T28">"</text:span><text:span text:style-name="T31">%d</text:span><text:span text:style-name="T28">"</text:span><text:span text:style-name="T31">, </text:span><text:span text:style-name="T24">&amp;num)</text:span><text:span text:style-name="T31">;</text:span></text:p>
      <text:p text:style-name="Standard"><text:span text:style-name="T29"><text:s text:c="8"/></text:span><text:span text:style-name="T32">if </text:span><text:span text:style-name="T24">(num == -</text:span><text:span text:style-name="T35">1</text:span><text:span text:style-name="T24">) </text:span><text:span text:style-name="T32">break</text:span><text:span text:style-name="T31">;</text:span></text:p>
      <text:p text:style-name="Standard"><text:span text:style-name="T29"><text:s text:c="8"/></text:span><text:span text:style-name="T32">for </text:span><text:span text:style-name="T24">(</text:span><text:span text:style-name="T32">int </text:span><text:span text:style-name="T24">i = </text:span><text:span text:style-name="T35">0</text:span><text:span text:style-name="T31">; </text:span><text:span text:style-name="T24">i &lt; num</text:span><text:span text:style-name="T31">; </text:span><text:span text:style-name="T24">++i) {</text:span></text:p>
      <text:p text:style-name="Standard"><text:s text:c="12"/><text:span text:style-name="T32">for </text:span><text:span text:style-name="T24">(</text:span><text:span text:style-name="T32">int </text:span><text:span text:style-name="T24">j = </text:span><text:span text:style-name="T35">0</text:span><text:span text:style-name="T31">; </text:span><text:span text:style-name="T24">j &lt; num</text:span><text:span text:style-name="T31">; </text:span><text:span text:style-name="T24">++j) {</text:span></text:p>
      <text:p text:style-name="Standard"><text:s text:c="16"/><text:span text:style-name="T24">scanf(</text:span><text:span text:style-name="T28">"</text:span><text:span text:style-name="T31">%d</text:span><text:span text:style-name="T28">"</text:span><text:span text:style-name="T31">, </text:span><text:span text:style-name="T24">&amp;arr[i + j * num])</text:span><text:span text:style-name="T31">;</text:span></text:p>
      <text:p text:style-name="Standard"><text:span text:style-name="T29"><text:s text:c="16"/></text:span><text:span text:style-name="T24">printf(</text:span><text:span text:style-name="T28">"</text:span><text:span text:style-name="T31">%d</text:span><text:span text:style-name="T28"> "</text:span><text:span text:style-name="T31">,</text:span><text:span text:style-name="T24">arr[i + j * num])</text:span><text:span text:style-name="T31">;</text:span></text:p>
      <text:p text:style-name="Standard"><text:span text:style-name="T29"><text:s text:c="12"/></text:span><text:span text:style-name="T24">}</text:span></text:p>
      <text:p text:style-name="Standard"><text:s text:c="12"/><text:span text:style-name="T24">printf(</text:span><text:span text:style-name="T28">"</text:span><text:span text:style-name="T31">\n</text:span><text:span text:style-name="T28">"</text:span><text:span text:style-name="T24">)</text:span><text:span text:style-name="T31">;</text:span></text:p>
      <text:p text:style-name="Standard"><text:span text:style-name="T29"><text:s text:c="8"/></text:span><text:span text:style-name="T24">}</text:span></text:p>
      <text:p text:style-name="Standard"><text:s text:c="8"/><text:span text:style-name="T24">min = arr[</text:span><text:span text:style-name="T35">0</text:span><text:span text:style-name="T24">]</text:span><text:span text:style-name="T31">;</text:span></text:p>
      <text:p text:style-name="Standard"><text:span text:style-name="T29"><text:s text:c="8"/></text:span><text:span text:style-name="T24">max = arr[</text:span><text:span text:style-name="T35">0</text:span><text:span text:style-name="T24">]</text:span><text:span text:style-name="T31">;</text:span></text:p>
      <text:p text:style-name="Standard"><text:span text:style-name="T29"><text:s text:c="8"/></text:span><text:span text:style-name="T32">for </text:span><text:span text:style-name="T24">(</text:span><text:span text:style-name="T32">int </text:span><text:span text:style-name="T24">k = </text:span><text:span text:style-name="T35">0</text:span><text:span text:style-name="T31">; </text:span><text:span text:style-name="T24">k &lt; num</text:span><text:span text:style-name="T31">; </text:span><text:span text:style-name="T24">++k) {</text:span></text:p>
      <text:p text:style-name="Standard"><text:s text:c="12"/><text:span text:style-name="T32">for </text:span><text:span text:style-name="T24">(</text:span><text:span text:style-name="T32">int </text:span><text:span text:style-name="T24">i = </text:span><text:span text:style-name="T35">0</text:span><text:span text:style-name="T31">; </text:span><text:span text:style-name="T24">i &lt; num</text:span><text:span text:style-name="T31">; </text:span><text:span text:style-name="T24">++i) {</text:span></text:p>
      <text:p text:style-name="Standard"><text:s text:c="16"/><text:span text:style-name="T24">sum += arr[i + k * num]</text:span><text:span text:style-name="T31">;</text:span></text:p>
      <text:p text:style-name="Standard"><text:span text:style-name="T29"><text:s text:c="12"/></text:span><text:span text:style-name="T24">}</text:span></text:p>
      <text:p text:style-name="Standard"><text:s text:c="12"/><text:span text:style-name="T32">if </text:span><text:span text:style-name="T24">(sum &gt;= max) {</text:span></text:p>
      <text:p text:style-name="Standard"><text:s text:c="16"/><text:span text:style-name="T24">max = sum</text:span><text:span text:style-name="T31">;</text:span></text:p>
      <text:p text:style-name="Standard"><text:span text:style-name="T29"><text:s text:c="16"/></text:span><text:span text:style-name="T24">maxi = k</text:span><text:span text:style-name="T31">;</text:span></text:p>
      <text:p text:style-name="Standard"><text:span text:style-name="T29"><text:s text:c="12"/></text:span><text:span text:style-name="T24">}</text:span></text:p>
      <text:p text:style-name="Standard"><text:s text:c="12"/><text:span text:style-name="T32">if </text:span><text:span text:style-name="T24">(sum &lt;= min) {</text:span></text:p>
      <text:p text:style-name="Standard"><text:s text:c="16"/><text:span text:style-name="T24">min = sum</text:span><text:span text:style-name="T31">;</text:span></text:p>
      <text:p text:style-name="Standard"><text:span text:style-name="T29"><text:s text:c="16"/></text:span><text:span text:style-name="T24">mini = k</text:span><text:span text:style-name="T31">;</text:span></text:p>
      <text:p text:style-name="Standard"><text:span text:style-name="T29"><text:s text:c="12"/></text:span><text:span text:style-name="T24">}</text:span></text:p>
      <text:p text:style-name="Standard"><text:s text:c="12"/><text:span text:style-name="T24">sum = </text:span><text:span text:style-name="T35">0</text:span><text:span text:style-name="T31">;</text:span></text:p>
      <text:p text:style-name="Standard"><text:span text:style-name="T29"><text:s text:c="8"/></text:span><text:span text:style-name="T24">}</text:span></text:p>
      <text:p text:style-name="Standard"><text:s text:c="8"/><text:span text:style-name="T32">int </text:span><text:span text:style-name="T24">tmp[num]</text:span><text:span text:style-name="T31">;</text:span></text:p>
      <text:p text:style-name="Standard"><text:span text:style-name="T29"><text:s text:c="8"/></text:span><text:span text:style-name="T32">for </text:span><text:span text:style-name="T24">(</text:span><text:span text:style-name="T32">int </text:span><text:span text:style-name="T24">l = </text:span><text:span text:style-name="T35">0</text:span><text:span text:style-name="T31">; </text:span><text:span text:style-name="T24">l &lt; num</text:span><text:span text:style-name="T31">; </text:span><text:span text:style-name="T24">++l) {</text:span></text:p>
      <text:p text:style-name="Standard"><text:s text:c="12"/><text:span text:style-name="T24">tmp[l] = arr[l + num * mini]</text:span><text:span text:style-name="T31">;</text:span></text:p>
      <text:p text:style-name="Standard"><text:span text:style-name="T29"><text:s text:c="12"/></text:span><text:span text:style-name="T24">arr[l + num * mini] = arr[l + num * maxi]</text:span><text:span text:style-name="T31">;</text:span></text:p>
      <text:p text:style-name="Standard"><text:span text:style-name="T29"><text:s text:c="12"/></text:span><text:span text:style-name="T24">arr[l + num * maxi] = tmp[l]</text:span><text:span text:style-name="T31">;</text:span></text:p>
      <text:p text:style-name="Standard"><text:span text:style-name="T29"><text:s text:c="8"/></text:span><text:span text:style-name="T24">}</text:span></text:p>
      <text:p text:style-name="Standard"><text:s text:c="8"/><text:span text:style-name="T24">printf(</text:span><text:span text:style-name="T28">"</text:span><text:span text:style-name="T31">\n</text:span><text:span text:style-name="T28">"</text:span><text:span text:style-name="T24">)</text:span><text:span text:style-name="T31">;</text:span></text:p>
      <text:p text:style-name="Standard"><text:span text:style-name="T29"><text:s text:c="8"/></text:span><text:span text:style-name="T32">for </text:span><text:span text:style-name="T24">(</text:span><text:span text:style-name="T32">int </text:span><text:span text:style-name="T24">m = </text:span><text:span text:style-name="T35">0</text:span><text:span text:style-name="T31">; </text:span><text:span text:style-name="T24">m &lt; num</text:span><text:span text:style-name="T31">; </text:span><text:span text:style-name="T24">++m) {</text:span></text:p>
      <text:p text:style-name="Standard"><text:s text:c="12"/><text:span text:style-name="T32">for </text:span><text:span text:style-name="T24">(</text:span><text:span text:style-name="T32">int </text:span><text:span text:style-name="T24">i = </text:span><text:span text:style-name="T35">0</text:span><text:span text:style-name="T31">; </text:span><text:span text:style-name="T24">i &lt; num</text:span><text:span text:style-name="T31">; </text:span><text:span text:style-name="T24">++i) {</text:span></text:p>
      <text:p text:style-name="Standard"><text:s text:c="16"/><text:span text:style-name="T24">printf(</text:span><text:span text:style-name="T28">"</text:span><text:span text:style-name="T31">%d</text:span><text:span text:style-name="T28"> "</text:span><text:span text:style-name="T31">, </text:span><text:span text:style-name="T24">arr[m + num * i])</text:span><text:span text:style-name="T31">;</text:span></text:p>
      <text:p text:style-name="Standard"><text:span text:style-name="T29"><text:s text:c="12"/></text:span><text:span text:style-name="T24">}</text:span></text:p>
      <text:p text:style-name="Standard"><text:s text:c="12"/><text:span text:style-name="T24">printf(</text:span><text:span text:style-name="T28">"</text:span><text:span text:style-name="T31">\n</text:span><text:span text:style-name="T28">"</text:span><text:span text:style-name="T24">)</text:span><text:span text:style-name="T31">;</text:span></text:p>
      <text:p text:style-name="Standard"><text:span text:style-name="T29"><text:s text:c="8"/></text:span><text:span text:style-name="T24">}</text:span></text:p>
      <text:p text:style-name="Standard"><text:s text:c="8"/><text:span text:style-name="T24">printf(</text:span><text:span text:style-name="T28">"</text:span><text:span text:style-name="T31">\n</text:span><text:span text:style-name="T28">"</text:span><text:span text:style-name="T24">)</text:span><text:span text:style-name="T31">;</text:span></text:p>
      <text:p text:style-name="Standard"><text:span text:style-name="T29"><text:s text:c="4"/></text:span><text:span text:style-name="T24">}</text:span></text:p>
      <text:p text:style-name="Standard">}</text:p>
      <text:list xml:id="list104123622425249" text:continue-numbering="true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31"/>
                      <text:p text:style-name="P31"><text:soft-page-break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33"><text:span text:style-name="T21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2"/>
      <text:p text:style-name="P17">Ввод:</text:p>
      <text:p text:style-name="P17">3</text:p>
      <text:p text:style-name="P17">1 2 3</text:p>
      <text:p text:style-name="P17">1 2 3</text:p>
      <text:p text:style-name="P17">1 2 3</text:p>
      <text:p text:style-name="P17">Вывод:</text:p>
      <text:p text:style-name="P17">3 2 1</text:p>
      <text:p text:style-name="P17">3 2 1</text:p>
      <text:p text:style-name="P17">3 2 1</text:p>
      <text:p text:style-name="P16"/>
      <text:p text:style-name="P16"/>
      <text:p text:style-name="P16"/>
      <text:p text:style-name="P16"/>
      <text:p text:style-name="P16"/>
      <text:p text:style-name="P4"><text:span text:style-name="T22">Пункты 1-7 отчёта составляются </text:span><text:span text:style-name="T23">строго до</text:span><text:span text:style-name="T22"> начала лабораторной работы.</text:span></text:p>
      <text:p text:style-name="P14"/>
      <text:p text:style-name="P21"><text:span text:style-name="T6">Допущен к выполнению работы. Подпись преподавателя </text:span><text:span text:style-name="T7"><text:tab/><text:tab/><text:tab/><text:tab/></text:span></text:p>
      <text:p text:style-name="P10"/>
      <text:p text:style-name="P10"/>
      <text:p text:style-name="P13"/>
      <text:p text:style-name="P15"/>
      <text:p text:style-name="P15"/>
      <text:p text:style-name="P15"/>
      <text:list xml:id="list104123220392472" text:continue-numbering="true" text:style-name="WWNum1">
        <text:list-item>
          <text:p text:style-name="P33"><text:span text:style-name="T21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8"/>
      <text:p text:style-name="P3"/>
      <text:p text:style-name="P1"/>
      <text:p text:style-name="P19"/>
      <text:list xml:id="list104123623212740" text:continue-numbering="true" text:style-name="WWNum1">
        <text:list-item>
          <text:p text:style-name="P37"><text:span text:style-name="T21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0">№</text:p>
          </table:table-cell>
          <table:table-cell table:style-name="Таблица2.A1" office:value-type="string">
            <text:p text:style-name="P20">Лаб.</text:p>
            <text:p text:style-name="P20">или</text:p>
            <text:p text:style-name="P20">дом.</text:p>
          </table:table-cell>
          <table:table-cell table:style-name="Таблица2.A1" office:value-type="string">
            <text:p text:style-name="P20">Дата</text:p>
          </table:table-cell>
          <table:table-cell table:style-name="Таблица2.A1" office:value-type="string">
            <text:p text:style-name="P20">Время</text:p>
          </table:table-cell>
          <table:table-cell table:style-name="Таблица2.A1" office:value-type="string">
            <text:p text:style-name="P20">Событие</text:p>
          </table:table-cell>
          <table:table-cell table:style-name="Таблица2.A1" office:value-type="string">
            <text:p text:style-name="P20">Действие по исправлению</text:p>
          </table:table-cell>
          <table:table-cell table:style-name="Таблица2.A1" office:value-type="string">
            <text:p text:style-name="P20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text:soft-page-break/></text:p>
            <text:p text:style-name="P11"/>
            <text:p text:style-name="P11"/>
            <text:p text:style-name="P11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</table:table-row>
      </table:table>
      <text:p text:style-name="P11"/>
      <text:list xml:id="list104123157209141" text:continue-numbering="true" text:style-name="WWNum1">
        <text:list-item>
          <text:p text:style-name="P33"><text:span text:style-name="T6">Замечание автора по существу работы </text:span><text:span text:style-name="T9">Замечаний нет</text:span></text:p>
        </text:list-item>
      </text:list>
      <text:p text:style-name="P26"/>
      <text:list xml:id="list104123755016977" text:continue-numbering="true" text:style-name="WWNum1">
        <text:list-item>
          <text:p text:style-name="P33"><text:span text:style-name="T6">Выводы <text:s/></text:span><text:span text:style-name="T7"><text:tab/></text:span><text:span text:style-name="T9">В ходе работы научился </text:span><text:span text:style-name="T15">обрабатывать матрицы</text:span></text:p>
        </text:list-item>
      </text:list>
      <text:p text:style-name="P26"/>
      <text:p text:style-name="P23"><text:span text:style-name="T6">Недочеты, допущенные при выполнении задания, могут быть устранены следующим образом </text:span><text:span text:style-name="T7"><text:tab/></text:span></text:p>
      <text:p text:style-name="P23"><text:span text:style-name="T10">Недочетов не допущено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30"><text:span text:style-name="T6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style:shadow="none" style:writing-mode="lr-tb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8-12-08T10:41:21.321016315</dc:date>
    <meta:print-date>2006-09-06T14:56:00</meta:print-date>
    <meta:editing-cycles>33</meta:editing-cycles>
    <meta:editing-duration>PT3H19M10S</meta:editing-duration>
    <meta:generator>LibreOffice/5.2.7.2$Linux_X86_64 LibreOffice_project/20m0$Build-2</meta:generator>
    <meta:document-statistic meta:table-count="2" meta:image-count="1" meta:object-count="0" meta:page-count="4" meta:paragraph-count="116" meta:word-count="582" meta:character-count="4210" meta:non-whitespace-character-count="2914"/>
    <meta:user-defined meta:name="Operator">comp</meta:user-defined>
  </office:meta>
</office:document-meta>
</file>